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6d8d" officeooo:paragraph-rsid="00146d8d" style:font-weight-asian="bold" style:font-weight-complex="bold"/>
    </style:style>
    <style:style style:name="P2" style:family="paragraph" style:parent-style-name="Standard">
      <style:text-properties officeooo:rsid="00146d8d" officeooo:paragraph-rsid="00146d8d"/>
    </style:style>
    <style:style style:name="P3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fo:font-weight="normal" officeooo:rsid="00146d8d" officeooo:paragraph-rsid="00146d8d"/>
    </style:style>
    <style:style style:name="P4" style:family="paragraph" style:parent-style-name="Standard">
      <style:text-properties fo:font-variant="normal" fo:text-transform="none" fo:color="#0a0a0a" loext:opacity="100%" style:font-name="Google Sans" fo:font-size="15pt" fo:letter-spacing="normal" fo:font-style="normal" fo:font-weight="bold" officeooo:rsid="00146d8d" officeooo:paragraph-rsid="00146d8d"/>
    </style:style>
    <style:style style:name="P5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color="#0a0a0a" loext:opacity="100%" style:font-name="Google Sans" officeooo:rsid="00146d8d"/>
    </style:style>
    <style:style style:name="P6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146d8d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color="#0a0a0a" loext:opacity="100%" style:font-name="Google Sans" officeooo:rsid="00146d8d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146d8d" loext:padding="0cm" loext:border="none"/>
    </style:style>
    <style:style style:name="P9" style:family="paragraph" style:parent-style-name="Text_20_body">
      <style:paragraph-properties fo:margin-left="0cm" fo:margin-right="0cm" fo:margin-top="0.529cm" fo:margin-bottom="0.265cm" style:contextual-spacing="false" style:line-height-at-least="0.741cm" fo:orphans="2" fo:widows="2" fo:text-indent="0cm" style:auto-text-indent="false"/>
      <style:text-properties fo:font-variant="normal" fo:text-transform="none" fo:color="#0a0a0a" loext:opacity="100%" style:font-name="Google Sans" fo:font-size="15pt" fo:letter-spacing="normal" fo:font-style="normal" fo:font-weight="bold" officeooo:rsid="00146d8d"/>
    </style:style>
    <style:style style:name="P10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color="#0a0a0a" loext:opacity="100%" style:font-name="Google Sans" officeooo:rsid="00146d8d"/>
    </style:style>
    <style:style style:name="P11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146d8d"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color="#0a0a0a" loext:opacity="100%" style:font-name="Google Sans" officeooo:rsid="00146d8d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146d8d" loext:padding="0cm" loext:border="none"/>
    </style:style>
    <style:style style:name="P14" style:family="paragraph" style:parent-style-name="Text_20_body" style:list-style-name="L3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color="#0a0a0a" loext:opacity="100%" style:font-name="Google Sans" officeooo:rsid="00146d8d"/>
    </style:style>
    <style:style style:name="P15" style:family="paragraph" style:parent-style-name="Text_20_body" style:list-style-name="L3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146d8d" loext:padding="0cm" loext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color="#0a0a0a" loext:opacity="100%" style:font-name="Google Sans" officeooo:rsid="00146d8d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146d8d" loext:padding="0cm" loext:border="none"/>
    </style:style>
    <style:style style:name="T1" style:family="text">
      <style:text-properties fo:font-variant="normal" fo:text-transform="none" fo:font-size="12pt" fo:letter-spacing="normal" fo:font-style="normal" fo:font-weight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rocess:</text:p>
      <text:p text:style-name="P2"/>
      <text:p text:style-name="P3">Planning, monitoring, and control are integral components of effective software testing, ensuring that testing activities are aligned with project goals.</text:p>
      <text:p text:style-name="P3"/>
      <text:p text:style-name="P4">1. Planning in Software Testing:</text:p>
      <text:list text:style-name="L1">
        <text:list-item>
          <text:p text:style-name="P5"><text:span text:style-name="Strong_20_Emphasis"><text:span text:style-name="T1">Defining Objectives:</text:span></text:span><text:span text:style-name="T1"> </text:span></text:p>
          <text:p text:style-name="P6">Establish clear and measurable testing objectives, aligning them with overall project goals and user requirements.</text:p>
        </text:list-item>
        <text:list-item>
          <text:p text:style-name="P5"><text:span text:style-name="Strong_20_Emphasis"><text:span text:style-name="T1">Scope Definition:</text:span></text:span><text:span text:style-name="T1"> </text:span></text:p>
          <text:p text:style-name="P6">Determine the scope of testing, including what will be tested, what will be excluded, and the level of detail required for different test phases.</text:p>
        </text:list-item>
        <text:list-item>
          <text:p text:style-name="P5"><text:span text:style-name="Strong_20_Emphasis"><text:span text:style-name="T1">Strategy and Approach:</text:span></text:span><text:span text:style-name="T1"> </text:span></text:p>
          <text:p text:style-name="P6">Outline the testing strategy, including types of testing (e.g., functional, performance, security), test levels (e.g., unit, integration, system), and methodologies (e.g., Agile, Waterfall).</text:p>
        </text:list-item>
        <text:list-item>
          <text:p text:style-name="P5"><text:span text:style-name="Strong_20_Emphasis"><text:span text:style-name="T1">Resource Allocation:</text:span></text:span><text:span text:style-name="T1"> </text:span></text:p>
          <text:p text:style-name="P6">Identify and allocate necessary resources, including personnel, tools, environments, and budget.</text:p>
        </text:list-item>
        <text:list-item>
          <text:p text:style-name="P5"><text:span text:style-name="Strong_20_Emphasis"><text:span text:style-name="T1">Schedule and Milestones:</text:span></text:span><text:span text:style-name="T1"> </text:span></text:p>
          <text:p text:style-name="P6">Create a detailed testing schedule with defined milestones, dependencies, and timelines.</text:p>
        </text:list-item>
        <text:list-item>
          <text:p text:style-name="P5"><text:span text:style-name="Strong_20_Emphasis"><text:span text:style-name="T1">Risk Assessment and Mitigation:</text:span></text:span><text:span text:style-name="T1"> </text:span></text:p>
          <text:p text:style-name="P6">Identify potential risks to the testing process and develop mitigation strategies.</text:p>
        </text:list-item>
        <text:list-item>
          <text:p text:style-name="P5"><text:span text:style-name="Strong_20_Emphasis"><text:span text:style-name="T1">Entry and Exit Criteria:</text:span></text:span><text:span text:style-name="T1"> </text:span></text:p>
          <text:p text:style-name="P6">Define clear criteria for entering and exiting each test phase.</text:p>
        </text:list-item>
        <text:list-item>
          <text:p text:style-name="P7"><text:span text:style-name="Strong_20_Emphasis"><text:span text:style-name="T1">Test Deliverables:</text:span></text:span><text:span text:style-name="T1"> </text:span></text:p>
          <text:p text:style-name="P8">Specify the expected outputs of the testing process, such as test plans, test cases, defect reports, and summary reports.</text:p>
        </text:list-item>
      </text:list>
      <text:p text:style-name="P9">2. Monitoring in Software Testing:</text:p>
      <text:list text:style-name="L2">
        <text:list-item>
          <text:p text:style-name="P10"><text:span text:style-name="Strong_20_Emphasis"><text:span text:style-name="T1">Progress Tracking:</text:span></text:span><text:span text:style-name="T1"> </text:span></text:p>
          <text:p text:style-name="P11">Continuously track the progress of testing activities against the planned schedule and milestones.</text:p>
        </text:list-item>
        <text:list-item>
          <text:p text:style-name="P10"><text:span text:style-name="Strong_20_Emphasis"><text:span text:style-name="T1">Metrics Collection:</text:span></text:span><text:span text:style-name="T1"> </text:span></text:p>
          <text:p text:style-name="P11"><text:soft-page-break/>Gather and analyze relevant test metrics, such as test case execution status, defect discovery rate, defect density, and test coverage.</text:p>
        </text:list-item>
        <text:list-item>
          <text:p text:style-name="P10"><text:span text:style-name="Strong_20_Emphasis"><text:span text:style-name="T1">Status Reporting:</text:span></text:span><text:span text:style-name="T1"> </text:span></text:p>
          <text:p text:style-name="P11">Periodically report on the status of testing to stakeholders, highlighting progress, issues, and risks.</text:p>
        </text:list-item>
        <text:list-item>
          <text:p text:style-name="P10"><text:span text:style-name="Strong_20_Emphasis"><text:span text:style-name="T1">Performance Measurement:</text:span></text:span><text:span text:style-name="T1"> </text:span></text:p>
          <text:p text:style-name="P11">Monitor the performance of the software under test, collecting data on response times, throughput, and resource utilization.</text:p>
        </text:list-item>
        <text:list-item>
          <text:p text:style-name="P12"><text:span text:style-name="Strong_20_Emphasis"><text:span text:style-name="T1">Risk Monitoring:</text:span></text:span><text:span text:style-name="T1"> </text:span></text:p>
          <text:p text:style-name="P13">Continuously monitor identified risks and assess the emergence of new risks.</text:p>
        </text:list-item>
      </text:list>
      <text:p text:style-name="P9">3. Control in Software Testing:</text:p>
      <text:list text:style-name="L3">
        <text:list-item>
          <text:p text:style-name="P14"><text:span text:style-name="Strong_20_Emphasis"><text:span text:style-name="T1">Deviation Management:</text:span></text:span><text:span text:style-name="T1"> </text:span></text:p>
          <text:p text:style-name="P15">Identify deviations from the test plan and take corrective actions to bring the testing process back on track.</text:p>
        </text:list-item>
        <text:list-item>
          <text:p text:style-name="P14"><text:span text:style-name="Strong_20_Emphasis"><text:span text:style-name="T1">Change Management:</text:span></text:span><text:span text:style-name="T1"> </text:span></text:p>
          <text:p text:style-name="P15">Manage changes to the test plan, scope, or requirements, ensuring proper impact analysis and stakeholder communication.</text:p>
        </text:list-item>
        <text:list-item>
          <text:p text:style-name="P14"><text:span text:style-name="Strong_20_Emphasis"><text:span text:style-name="T1">Defect Management:</text:span></text:span><text:span text:style-name="T1"> </text:span></text:p>
          <text:p text:style-name="P15">Implement a systematic process for logging, tracking, prioritizing, and resolving defects.</text:p>
        </text:list-item>
        <text:list-item>
          <text:p text:style-name="P14"><text:span text:style-name="Strong_20_Emphasis"><text:span text:style-name="T1">Resource Adjustment:</text:span></text:span><text:span text:style-name="T1"> </text:span></text:p>
          <text:p text:style-name="P15">Adjust resource allocation as needed based on monitoring data and changing project requirements.</text:p>
        </text:list-item>
        <text:list-item>
          <text:p text:style-name="P14"><text:span text:style-name="Strong_20_Emphasis"><text:span text:style-name="T1">Risk Mitigation Implementation:</text:span></text:span><text:span text:style-name="T1"> </text:span></text:p>
          <text:p text:style-name="P15">Execute planned risk mitigation strategies and develop new ones for emerging risks.</text:p>
        </text:list-item>
        <text:list-item>
          <text:p text:style-name="P16"><text:span text:style-name="Strong_20_Emphasis"><text:span text:style-name="T1">Decision Making:</text:span></text:span><text:span text:style-name="T1"> </text:span></text:p>
          <text:p text:style-name="P17">Make informed decisions based on monitoring data to optimize the testing process and achieve testing objective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6:37:29.578844400</meta:creation-date>
    <dc:date>2025-10-30T16:42:32.876483600</dc:date>
    <meta:editing-duration>PT5M3S</meta:editing-duration>
    <meta:editing-cycles>1</meta:editing-cycles>
    <meta:document-statistic meta:table-count="0" meta:image-count="0" meta:object-count="0" meta:page-count="2" meta:paragraph-count="43" meta:word-count="405" meta:character-count="2759" meta:non-whitespace-character-count="2416"/>
    <meta:generator>LibreOffice/25.8.2.2$Windows_X86_64 LibreOffice_project/d401f2107ccab8f924a8e2df40f573aab7605b6f</meta:generator>
  </office:meta>
</office:document-meta>
</file>